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83648" officeooo:paragraph-rsid="00083648"/>
    </style:style>
    <style:style style:name="P2" style:family="paragraph" style:parent-style-name="Standard">
      <style:paragraph-properties fo:line-height="115%"/>
      <style:text-properties fo:font-weight="bold" officeooo:rsid="00083648" officeooo:paragraph-rsid="00083648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paragraph-rsid="00083648" style:font-weight-asian="bold" style:font-weight-complex="bold"/>
    </style:style>
    <style:style style:name="P4" style:family="paragraph" style:parent-style-name="Standard" style:list-style-name="L1">
      <style:paragraph-properties fo:line-height="115%"/>
      <style:text-properties officeooo:rsid="00083648" officeooo:paragraph-rsid="00083648"/>
    </style:style>
    <style:style style:name="P5" style:family="paragraph" style:parent-style-name="Standard" style:list-style-name="L2">
      <style:paragraph-properties fo:line-height="115%"/>
      <style:text-properties officeooo:rsid="00083648" officeooo:paragraph-rsid="00083648"/>
    </style:style>
    <style:style style:name="P6" style:family="paragraph" style:parent-style-name="Standard">
      <style:paragraph-properties fo:line-height="115%"/>
      <style:text-properties fo:font-weight="bold" officeooo:rsid="0008bf47" officeooo:paragraph-rsid="0008bf47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normal" officeooo:rsid="0008bf47" officeooo:paragraph-rsid="0008bf47" style:font-weight-asian="normal" style:font-weight-complex="normal"/>
    </style:style>
    <style:style style:name="P8" style:family="paragraph" style:parent-style-name="Standard" style:list-style-name="L3">
      <style:paragraph-properties fo:line-height="115%"/>
      <style:text-properties officeooo:paragraph-rsid="0008bf47"/>
    </style:style>
    <style:style style:name="P9" style:family="paragraph" style:parent-style-name="Standard" style:list-style-name="L3">
      <style:paragraph-properties fo:line-height="115%"/>
      <style:text-properties fo:font-weight="normal" officeooo:rsid="0008bf47" officeooo:paragraph-rsid="0008bf47" style:font-weight-asian="normal" style:font-weight-complex="normal"/>
    </style:style>
    <style:style style:name="P10" style:family="paragraph" style:parent-style-name="Standard" style:list-style-name="L4">
      <style:paragraph-properties fo:line-height="115%"/>
      <style:text-properties fo:font-weight="normal" officeooo:rsid="0008bf47" officeooo:paragraph-rsid="0008bf47" style:font-weight-asian="normal" style:font-weight-complex="normal"/>
    </style:style>
    <style:style style:name="P11" style:family="paragraph" style:parent-style-name="Standard" style:list-style-name="L5">
      <style:paragraph-properties fo:line-height="115%"/>
      <style:text-properties fo:font-weight="normal" officeooo:rsid="0008bf47" officeooo:paragraph-rsid="0008bf47" style:font-weight-asian="normal" style:font-weight-complex="normal"/>
    </style:style>
    <style:style style:name="P12" style:family="paragraph" style:parent-style-name="Standard" style:list-style-name="L6">
      <style:paragraph-properties fo:line-height="115%"/>
      <style:text-properties fo:font-weight="normal" officeooo:rsid="0008bf47" officeooo:paragraph-rsid="0008bf47" style:font-weight-asian="normal" style:font-weight-complex="normal"/>
    </style:style>
    <style:style style:name="P13" style:family="paragraph" style:parent-style-name="Standard" style:list-style-name="L7">
      <style:paragraph-properties fo:line-height="115%"/>
      <style:text-properties officeooo:paragraph-rsid="0008bf47"/>
    </style:style>
    <style:style style:name="P14" style:family="paragraph" style:parent-style-name="Standard" style:list-style-name="L7">
      <style:paragraph-properties fo:line-height="115%"/>
      <style:text-properties fo:font-weight="normal" officeooo:rsid="0008bf47" officeooo:paragraph-rsid="0008bf47" style:font-weight-asian="normal" style:font-weight-complex="normal"/>
    </style:style>
    <style:style style:name="P15" style:family="paragraph" style:parent-style-name="Standard" style:list-style-name="L8">
      <style:paragraph-properties fo:line-height="115%"/>
      <style:text-properties officeooo:paragraph-rsid="0008bf47"/>
    </style:style>
    <style:style style:name="P16" style:family="paragraph" style:parent-style-name="Standard" style:list-style-name="L8">
      <style:paragraph-properties fo:line-height="115%"/>
      <style:text-properties fo:font-weight="normal" officeooo:rsid="0008bf47" officeooo:paragraph-rsid="0008bf47" style:font-weight-asian="normal" style:font-weight-complex="normal"/>
    </style:style>
    <style:style style:name="T1" style:family="text">
      <style:text-properties officeooo:rsid="00083648"/>
    </style:style>
    <style:style style:name="T2" style:family="text">
      <style:text-properties fo:font-weight="normal" officeooo:rsid="0008bf47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l Patel</text:p>
      <text:p text:style-name="P1">Analysis of Algorithms</text:p>
      <text:p text:style-name="P1">CSCI 4520</text:p>
      <text:p text:style-name="P1">Dr. Wang</text:p>
      <text:p text:style-name="P1"/>
      <text:p text:style-name="P1"><text:tab/>This project applies the concepts of algorithm analysis to a Java program that performs sorting and searching on a large dataset. The program generates 100,000 random integers, searches for the value 53 using a sequential search, counts how many times 53 appears, sorts the data using Merge Sort, and then counts the occurrences of 53 again using a Binary Search based counting method.</text:p>
      <text:p text:style-name="P1"/>
      <text:p text:style-name="P1">The main goal is to compare the time cost of counting occurrence using only a sequential scan versus sorting the array and then using binary search to count the same value. This </text:p>
      <text:p text:style-name="P1"/>
      <text:p text:style-name="P2">Description of Algorithms</text:p>
      <text:p text:style-name="P1"/>
      <text:p text:style-name="P3"><text:span text:style-name="T1">Sequential Search</text:span></text:p>
      <text:p text:style-name="P3"/>
      <text:p text:style-name="P1">The program first uses a simple sequential search to find the first occurrence of the number 53 in the unsorted array. It scans the array from index 0 to the end, checking each element:</text:p>
      <text:list text:style-name="L1">
        <text:list-item>
          <text:p text:style-name="P4">If it finds 53, it reports the index and stops.</text:p>
        </text:list-item>
        <text:list-item>
          <text:p text:style-name="P4">If it reaches the end without finding 53, it reports that 53 is not in the array.</text:p>
        </text:list-item>
      </text:list>
      <text:p text:style-name="P1"/>
      <text:p text:style-name="P1">For counting occurences, it again scans all elements and increments a counter every time array[i] == 53.</text:p>
      <text:p text:style-name="P1"/>
      <text:p text:style-name="P1">The time complecity for both finding the first occurrence and counting all occurrence is:</text:p>
      <text:list text:style-name="L2">
        <text:list-item>
          <text:p text:style-name="P5">Best case: Θ(1) (if 53 is at the beginning)</text:p>
        </text:list-item>
        <text:list-item>
          <text:p text:style-name="P5">Worst / average case: Θ(n), where n is the size of the array (100,000).</text:p>
        </text:list-item>
      </text:list>
      <text:p text:style-name="P1"/>
      <text:p text:style-name="P6">Merge Sort</text:p>
      <text:p text:style-name="P6"/>
      <text:p text:style-name="P7">The array is then sorted using Merge Sort. The method mergeSort(int arr[], int start, int end):</text:p>
      <text:list text:style-name="L3">
        <text:list-item>
          <text:p text:style-name="P8"><text:span text:style-name="T2">Recursively splits the array into two halves:</text:span></text:p>
          <text:list>
            <text:list-item>
              <text:p text:style-name="P9">Left half: start to middle</text:p>
            </text:list-item>
            <text:list-item>
              <text:p text:style-name="P9">Right half: middle + 1 to end</text:p>
            </text:list-item>
          </text:list>
        </text:list-item>
        <text:list-item>
          <text:p text:style-name="P9">Calls itsef on Both hales until each subarray has ont element.</text:p>
        </text:list-item>
        <text:list-item>
          <text:p text:style-name="P9">Uses the merge(int arr[], int start, int middle, int end) function to merge the two sorted halves back into one sorted segment.</text:p>
        </text:list-item>
      </text:list>
      <text:p text:style-name="P7">The merge step:</text:p>
      <text:list text:style-name="L4">
        <text:list-item>
          <text:p text:style-name="P10">Creates wo temporary arrays: Leftarr and Rightarr.</text:p>
        </text:list-item>
        <text:list-item>
          <text:p text:style-name="P10">Copies the elements into these arrays.</text:p>
        </text:list-item>
        <text:list-item>
          <text:p text:style-name="P10"><text:soft-page-break/>Walks through both arrays, picking the smaller current element each time and placing it back into the original aray.</text:p>
        </text:list-item>
        <text:list-item>
          <text:p text:style-name="P10">Copies any remaining elements from left or right side.</text:p>
        </text:list-item>
      </text:list>
      <text:p text:style-name="P7">The recurrence relation for merge sort is T(n) = 2T(n/2) + Θ(n).</text:p>
      <text:p text:style-name="P7">Solving this gives a time complexity of: </text:p>
      <text:list text:style-name="L5">
        <text:list-item>
          <text:p text:style-name="P11">Time: Θ(n log n)</text:p>
        </text:list-item>
        <text:list-item>
          <text:p text:style-name="P11">Space: Θ(n), due to the temporary arrays used during merging.</text:p>
        </text:list-item>
      </text:list>
      <text:p text:style-name="P7"/>
      <text:p text:style-name="P6">Binary Search/Counting</text:p>
      <text:p text:style-name="P7"/>
      <text:p text:style-name="P7">After sorting, the program uses a binary search–based method to count how many times 53 appears in the array.</text:p>
      <text:p text:style-name="P7"/>
      <text:p text:style-name="P7">The method binarySearch(int startingArray[], int search):</text:p>
      <text:list xml:id="list1878109235" text:style-name="L6">
        <text:list-item>
          <text:p text:style-name="P12">Performs a standard binary search to locate one position where search (53) appears.</text:p>
        </text:list-item>
        <text:list-item>
          <text:p text:style-name="P12">If the value is found at index middle:</text:p>
        </text:list-item>
      </text:list>
      <text:list text:style-name="L7">
        <text:list-item>
          <text:list>
            <text:list-item>
              <text:p text:style-name="P13"><text:span text:style-name="T2">It sets left = middle - 1 and scans left while startingArray[left] == search, increasing the count each time.</text:span></text:p>
            </text:list-item>
            <text:list-item>
              <text:p text:style-name="P14">It sets right = middle + 1 and scans right while startingArray[right] == search, increasing the count.</text:p>
            </text:list-item>
            <text:list-item>
              <text:p text:style-name="P14">It returns the total count of occurrences.</text:p>
            </text:list-item>
          </text:list>
        </text:list-item>
      </text:list>
      <text:list text:continue-list="list1878109235" text:style-name="L6">
        <text:list-item>
          <text:p text:style-name="P12">If 53 is not found, it returns 0.</text:p>
        </text:list-item>
      </text:list>
      <text:p text:style-name="P7"/>
      <text:p text:style-name="P7">The binary search portion runs in Θ(log n) time to find one occurrence, and the additional left/right scan takes Θ(k) time, where k is the number of repeated occurrences of the value.</text:p>
      <text:p text:style-name="P7"/>
      <text:p text:style-name="P7">Overall complexity for counting this way is:</text:p>
      <text:list text:style-name="L8">
        <text:list-item>
          <text:p text:style-name="P15"><text:span text:style-name="T2">Time: Θ(log n + k)</text:span></text:p>
        </text:list-item>
        <text:list-item>
          <text:p text:style-name="P16">Space: Θ(1), because it only uses a few variables for indices and counters.</text:p>
        </text:list-item>
      </text:list>
      <text:p text:style-name="P7"/>
      <text:p text:style-name="P6">General Process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22:28:14.292472312</meta:creation-date>
    <dc:date>2025-11-16T23:02:07.553389559</dc:date>
    <meta:editing-duration>PT8M10S</meta:editing-duration>
    <meta:editing-cycles>1</meta:editing-cycles>
    <meta:document-statistic meta:table-count="0" meta:image-count="0" meta:object-count="0" meta:page-count="2" meta:paragraph-count="45" meta:word-count="553" meta:character-count="3082" meta:non-whitespace-character-count="2595"/>
    <meta:generator>LibreOffice/25.8.3.2$Linux_X86_64 LibreOffice_project/36fba6fe035976f8f639ceb7793b8c12ae9d5be3</meta:generator>
  </office:meta>
</office:document-meta>
</file>